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ime(average)</text:p>
          </table:table-cell>
          <table:table-cell office:value-type="string" calcext:value-type="string">
            <text:p>standar Deviation</text:p>
          </table:table-cell>
        </table:table-row>
        <table:table-row table:style-name="ro1">
          <table:table-cell office:value-type="string" calcext:value-type="string">
            <text:p>seq_me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_paral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_paralle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9:54:55.047209492</meta:creation-date>
    <dc:date>2017-11-02T19:59:18.761998837</dc:date>
    <meta:editing-duration>PT4M24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